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margin-top="0cm" fo:margin-bottom="0cm" fo:line-height="115%" fo:text-align="justify" style:justify-single-word="false" fo:text-indent="1.27cm" style:auto-text-indent="false" fo:break-before="auto" fo:break-after="auto" style:writing-mode="lr-tb"/>
    </style:style>
    <style:style style:name="P2" style:family="paragraph" style:parent-style-name="Standard">
      <style:paragraph-properties fo:margin-left="0cm" fo:margin-right="0cm" fo:margin-top="0cm" fo:margin-bottom="0cm" fo:text-align="justify" style:justify-single-word="false" fo:text-indent="1.27cm" style:auto-text-indent="false" fo:break-before="auto" fo:break-after="auto" style:writing-mode="lr-tb"/>
    </style:style>
    <style:style style:name="P3" style:family="paragraph" style:parent-style-name="Standard">
      <style:paragraph-properties fo:margin-left="0cm" fo:margin-right="0cm" fo:margin-top="0cm" fo:margin-bottom="0cm" fo:line-height="115%" fo:text-align="justify" style:justify-single-word="false" fo:text-indent="1.27cm" style:auto-text-indent="false" fo:break-before="auto" fo:break-after="auto" style:writing-mode="lr-tb"/>
      <style:text-properties fo:font-size="12pt" fo:background-color="#f5f5f5" style:font-size-asian="12pt" style:font-size-complex="12pt"/>
    </style:style>
    <style:style style:name="P4" style:family="paragraph" style:parent-style-name="Standard">
      <style:paragraph-properties fo:margin-left="0cm" fo:margin-right="0cm" fo:text-align="justify" style:justify-single-word="false" fo:text-indent="1.27cm" style:auto-text-indent="false" fo:break-before="auto" fo:break-after="auto" style:writing-mode="lr-tb"/>
    </style:style>
    <style:style style:name="P5" style:family="paragraph" style:parent-style-name="Standard">
      <style:paragraph-properties fo:margin-left="0cm" fo:margin-right="0cm" fo:text-align="justify" style:justify-single-word="false" fo:text-indent="1.27cm" style:auto-text-indent="false" fo:break-before="auto" fo:break-after="auto" style:writing-mode="lr-tb"/>
      <style:text-properties fo:background-color="#f5f5f5"/>
    </style:style>
    <style:style style:name="P6" style:family="paragraph" style:parent-style-name="Standard">
      <style:paragraph-properties fo:break-before="auto" fo:break-after="auto" style:writing-mode="lr-tb"/>
    </style:style>
    <style:style style:name="P7" style:family="paragraph" style:parent-style-name="Standard">
      <style:paragraph-properties fo:text-align="justify" style:justify-single-word="false" fo:break-before="auto" fo:break-after="auto" style:writing-mode="lr-tb"/>
    </style:style>
    <style:style style:name="P8" style:family="paragraph" style:parent-style-name="Standard">
      <style:paragraph-properties fo:text-align="justify" style:justify-single-word="false" fo:break-before="auto" fo:break-after="auto" style:writing-mode="lr-tb"/>
      <style:text-properties fo:background-color="#f5f5f5"/>
    </style:style>
    <style:style style:name="P9"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style>
    <style:style style:name="P10"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text-properties fo:background-color="#f5f5f5"/>
    </style:style>
    <style:style style:name="P11"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text-properties fo:font-size="12pt" fo:background-color="#f5f5f5" style:font-size-asian="12pt" style:font-size-complex="12pt"/>
    </style:style>
    <style:style style:name="P12"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text-properties fo:font-size="12pt" fo:font-weight="bold" fo:background-color="#f5f5f5" style:font-size-asian="12pt" style:font-weight-asian="bold" style:font-size-complex="12pt" style:font-weight-complex="bold"/>
    </style:style>
    <style:style style:name="P13"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text-properties fo:font-size="12pt" fo:font-weight="bold" style:font-size-asian="12pt" style:font-weight-asian="bold" style:font-size-complex="12pt" style:font-weight-complex="bold"/>
    </style:style>
    <style:style style:name="P14"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text-properties fo:font-size="12pt" fo:background-color="#ffffff" style:font-size-asian="12pt" style:font-size-complex="12pt"/>
    </style:style>
    <style:style style:name="P15" style:family="paragraph" style:parent-style-name="Standard">
      <style:paragraph-properties fo:margin-top="0cm" fo:margin-bottom="0cm" fo:break-before="auto" fo:break-after="auto" style:writing-mode="lr-tb"/>
    </style:style>
    <style:style style:name="P16" style:family="paragraph" style:parent-style-name="Standard">
      <style:paragraph-properties fo:margin-top="0cm" fo:margin-bottom="0cm" fo:text-align="justify" style:justify-single-word="false" fo:break-before="auto" fo:break-after="auto" style:writing-mode="lr-tb"/>
    </style:style>
    <style:style style:name="P17" style:family="paragraph" style:parent-style-name="Standard">
      <style:paragraph-properties fo:margin-left="0.212cm" fo:margin-right="0.212cm" fo:margin-top="0cm" fo:margin-bottom="0cm" fo:line-height="115%" fo:text-align="start" style:justify-single-word="false" fo:text-indent="0cm" style:auto-text-indent="false" fo:break-before="auto" fo:break-after="auto" style:writing-mode="lr-tb"/>
    </style:style>
    <style:style style:name="P18" style:family="paragraph" style:parent-style-name="Standard">
      <style:paragraph-properties fo:margin-left="1.27cm" fo:margin-right="0cm" fo:text-align="justify" style:justify-single-word="false" fo:text-indent="1.27cm" style:auto-text-indent="false" fo:break-before="auto" fo:break-after="auto" style:writing-mode="lr-tb"/>
    </style:style>
    <style:style style:name="P19" style:family="paragraph" style:parent-style-name="Standard">
      <style:paragraph-properties fo:margin-left="1.27cm" fo:margin-right="0cm" fo:text-align="justify" style:justify-single-word="false" fo:text-indent="0cm" style:auto-text-indent="false" fo:break-before="auto" fo:break-after="auto" style:writing-mode="lr-tb"/>
      <style:text-properties fo:background-color="#f5f5f5"/>
    </style:style>
    <style:style style:name="P20" style:family="paragraph" style:parent-style-name="Standard">
      <style:paragraph-properties fo:margin-left="0cm" fo:margin-right="0.212cm" fo:text-align="justify" style:justify-single-word="false" fo:text-indent="1.27cm" style:auto-text-indent="false" fo:break-before="auto" fo:break-after="auto" style:writing-mode="lr-tb"/>
    </style:style>
    <style:style style:name="P21" style:family="paragraph" style:parent-style-name="Standard">
      <style:paragraph-properties fo:margin-left="0cm" fo:margin-right="0.212cm" fo:text-indent="0cm" style:auto-text-indent="false" fo:break-before="auto" fo:break-after="auto" style:writing-mode="lr-tb"/>
    </style:style>
    <style:style style:name="P22" style:family="paragraph" style:parent-style-name="Standard">
      <style:paragraph-properties fo:margin-left="0cm" fo:margin-right="0.212cm" fo:margin-top="0cm" fo:margin-bottom="0cm" fo:line-height="115%" fo:text-align="justify" style:justify-single-word="false" fo:text-indent="0cm" style:auto-text-indent="false" fo:break-before="auto" fo:break-after="auto" style:writing-mode="lr-tb"/>
    </style:style>
    <style:style style:name="P23" style:family="paragraph" style:parent-style-name="Standard">
      <style:paragraph-properties fo:margin-left="0cm" fo:margin-right="0.212cm" fo:margin-top="0cm" fo:margin-bottom="0cm" fo:line-height="115%" fo:text-align="justify" style:justify-single-word="false" fo:text-indent="0cm" style:auto-text-indent="false" fo:break-before="auto" fo:break-after="auto" style:writing-mode="lr-tb"/>
      <style:text-properties fo:font-size="12pt" style:font-size-asian="12pt" style:font-size-complex="12pt"/>
    </style:style>
    <style:style style:name="P24" style:family="paragraph" style:parent-style-name="Standard">
      <style:paragraph-properties fo:margin-left="1.27cm" fo:margin-right="0.212cm" fo:margin-top="0cm" fo:margin-bottom="0cm" fo:line-height="115%" fo:text-align="justify" style:justify-single-word="false" fo:text-indent="1.27cm" style:auto-text-indent="false" fo:break-before="auto" fo:break-after="auto" style:writing-mode="lr-tb"/>
    </style:style>
    <style:style style:name="P25" style:family="paragraph" style:parent-style-name="Standard">
      <style:paragraph-properties fo:margin-left="1.27cm" fo:margin-right="0.212cm" fo:margin-top="0cm" fo:margin-bottom="0cm" fo:line-height="115%" fo:text-align="justify" style:justify-single-word="false" fo:text-indent="1.27cm" style:auto-text-indent="false" fo:break-before="auto" fo:break-after="auto" style:writing-mode="lr-tb"/>
      <style:text-properties fo:font-size="12pt" style:font-size-asian="12pt" style:font-size-complex="12pt"/>
    </style:style>
    <style:style style:name="P26" style:family="paragraph" style:parent-style-name="Standard">
      <style:paragraph-properties fo:margin-left="1.27cm" fo:margin-right="0.212cm" fo:margin-top="0cm" fo:margin-bottom="0cm" fo:line-height="115%" fo:text-align="justify" style:justify-single-word="false" fo:text-indent="0cm" style:auto-text-indent="false" fo:break-before="auto" fo:break-after="auto" style:writing-mode="lr-tb"/>
    </style:style>
    <style:style style:name="P27"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text-properties fo:background-color="#f5f5f5"/>
    </style:style>
    <style:style style:name="P28"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style>
    <style:style style:name="P29" style:family="paragraph" style:parent-style-name="Standard">
      <style:paragraph-properties fo:margin-left="0cm" fo:margin-right="0cm" fo:margin-top="0cm" fo:margin-bottom="0cm" fo:line-height="115%" fo:text-align="justify" style:justify-single-word="false" fo:text-indent="0cm" style:auto-text-indent="false" style:writing-mode="lr-tb"/>
    </style:style>
    <style:style style:name="P30" style:family="paragraph" style:parent-style-name="Standard">
      <style:paragraph-properties fo:margin-left="1.27cm" fo:margin-right="0cm" fo:text-align="justify" style:justify-single-word="false" fo:text-indent="0cm" style:auto-text-indent="false" fo:break-before="auto" fo:break-after="auto" style:writing-mode="lr-tb"/>
      <style:text-properties fo:background-color="#f5f5f5"/>
    </style:style>
    <style:style style:name="P31" style:family="paragraph" style:parent-style-name="Standard">
      <style:paragraph-properties fo:margin-left="0cm" fo:margin-right="0.212cm" fo:margin-top="0cm" fo:margin-bottom="0cm" fo:line-height="115%" fo:text-align="justify" style:justify-single-word="false" fo:text-indent="0cm" style:auto-text-indent="false" fo:break-before="auto" fo:break-after="auto" style:writing-mode="lr-tb"/>
      <style:text-properties fo:font-size="12pt" style:font-size-asian="12pt" style:font-size-complex="12pt"/>
    </style:style>
    <style:style style:name="P32" style:family="paragraph" style:parent-style-name="Standard">
      <style:paragraph-properties fo:margin-left="0cm" fo:margin-right="0cm" fo:margin-top="0cm" fo:margin-bottom="0cm" fo:line-height="115%" fo:text-align="justify" style:justify-single-word="false" fo:text-indent="1.27cm" style:auto-text-indent="false" style:writing-mode="lr-tb"/>
    </style:style>
    <style:style style:name="P33" style:family="paragraph" style:parent-style-name="Standard">
      <style:paragraph-properties fo:margin-left="0cm" fo:margin-right="0cm" fo:margin-top="0cm" fo:margin-bottom="0cm" fo:line-height="115%" fo:text-align="justify" style:justify-single-word="false" fo:text-indent="1.27cm" style:auto-text-indent="false" fo:break-before="auto" fo:break-after="auto" style:writing-mode="lr-tb"/>
    </style:style>
    <style:style style:name="P34" style:family="paragraph" style:parent-style-name="Standard">
      <style:paragraph-properties fo:text-align="justify" style:justify-single-word="false" style:writing-mode="lr-tb"/>
    </style:style>
    <style:style style:name="P35" style:family="paragraph" style:parent-style-name="Standard">
      <style:paragraph-properties fo:text-align="justify" style:justify-single-word="false" fo:break-before="auto" fo:break-after="auto" style:writing-mode="lr-tb"/>
    </style:style>
    <style:style style:name="P36" style:family="paragraph" style:parent-style-name="Heading_20_4">
      <style:paragraph-properties fo:margin-top="0.423cm" fo:margin-bottom="0.071cm" fo:break-before="auto" fo:break-after="auto" style:writing-mode="lr-tb"/>
    </style:style>
    <style:style style:name="P37" style:family="paragraph" style:parent-style-name="Heading_20_3">
      <style:paragraph-properties fo:margin-top="0.494cm" fo:margin-bottom="0cm" fo:break-before="auto" fo:break-after="auto" style:writing-mode="lr-tb"/>
    </style:style>
    <style:style style:name="P38" style:family="paragraph" style:parent-style-name="Heading_20_3">
      <style:paragraph-properties fo:margin-top="0.494cm" fo:margin-bottom="0.141cm" fo:break-before="auto" fo:break-after="auto" style:writing-mode="lr-tb"/>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background-color="#f5f5f5" style:font-size-asian="12pt" style:font-size-complex="12pt"/>
    </style:style>
    <style:style style:name="T5" style:family="text">
      <style:text-properties fo:font-size="12pt" fo:background-color="#ffffff" style:font-size-asian="12pt" style:font-size-complex="12pt"/>
    </style:style>
    <style:style style:name="T6" style:family="text">
      <style:text-properties fo:font-size="12pt" style:font-size-asian="12pt" style:font-size-complex="12pt"/>
    </style:style>
    <style:style style:name="T7" style:family="text">
      <style:text-properties fo:background-color="#f5f5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0">2.1.4<text:tab/>Génération de graphes ayant une petite couverture</text:h>
      <text:h text:style-name="P36" text:outline-level="10">2.1.4.1<text:tab/>Description de l'algorithme</text:h>
      <text:p text:style-name="P1">L'algorithme génère un graphe ayant une couverture par sommets de taille passée en paramètre. Le nombre de sommets et la probabilité de tracer une arête entre deux sommets doivent être également définie. Tout d'abord, nous créons un graphe qui représente la couverture par sommets demandée. Nous définissons un ensemble pour tracer les sommets qui appartiennent à la couverture par sommets. Ensuite, nous ajoutons au graphe les sommets qui se trouvent hors de la couverture par sommets. Comme dans le cas précédent, nous définissons un ensemble pour tracer ces sommets. Pour compléter le graphe avec les arêtes en respectant la couverture par sommets demandée, nous définissons une arête seulement entre un sommet dans la couverture et un sommet en dehors de la couverture. </text:p>
      <text:p text:style-name="P32"/>
      <text:h text:style-name="P36" text:outline-level="10">2.1.4.2<text:tab/>Complexité</text:h>
      <text:p text:style-name="P4">Étant donné que la classe fournissant l’implémentation de ce graphe hérite de la classe SimpleGraph une partie de complexité de l'algorithme est défini par la classe SimpleGraph. L'algorithme utilise le constructeur SimpleGraph pour créer le graphe qui représente la couverture par sommets. La complexité de ce constructeur est O (n * log (n) + n ² * log (n)) où n représente le nombre de sommets dans le graphe. </text:p>
      <text:p text:style-name="P7"/>
      <text:p text:style-name="P7">Le reste de la complexité est définie par étapes suivantes: </text:p>
      <text:p text:style-name="P4">- remplissage de l'ensemble pour garder les traces des sommets de la couverture </text:p>
      <text:p text:style-name="P4"><text:tab/>O( |cs|*log(cs) )</text:p>
      <text:p text:style-name="P4"/>
      <text:p text:style-name="P4">- remplissage de l'ensemble pour garder les traces des sommets hors de la couverture</text:p>
      <text:p text:style-name="P4"><text:tab/>O( |n-cs|*(log(n-cs) + log(n)) )</text:p>
      <text:p text:style-name="P4"/>
      <text:p text:style-name="P1">- ajout d'arêtes au graphe</text:p>
      <text:p text:style-name="P1"><text:tab/>O( |n-cs|*|cs|*log(n) )</text:p>
      <text:p text:style-name="P1"/>
      <text:p text:style-name="P9">où :<text:tab/>n <text:s text:c="2"/>- <text:s/>nombre de sommets dans le graphe</text:p>
      <text:p text:style-name="P9"><text:s/><text:tab/>cs - <text:s/>taille de la couverture par sommets</text:p>
      <text:p text:style-name="P9"/>
      <text:p text:style-name="P9">Nous pouvons estimer la complexité de l'algorithme à partir des étapes ci-dessus spécifié comme O(n ² * log (n)).</text:p>
      <text:p text:style-name="P29"/>
      <text:p text:style-name="P29"/>
      <text:p text:style-name="P29"/>
      <text:p text:style-name="P29"/>
      <text:p text:style-name="P29"/>
      <text:p text:style-name="P29"/>
      <text:p text:style-name="P29"/>
      <text:h text:style-name="P38" text:outline-level="10"><text:soft-page-break/>3.1.1<text:tab/>Algorithmes gloutons</text:h>
      <text:p text:style-name="P15"/>
      <text:p text:style-name="P15"><text:span text:style-name="T1">3.1.1.1<text:tab/></text:span><text:span text:style-name="T1">Algorithme</text:span><text:span text:style-name="T1"> </text:span><text:span text:style-name="T1">glouton</text:span><text:span text:style-name="T1"> </text:span><text:span text:style-name="T1">de</text:span><text:span text:style-name="T1"> </text:span><text:span text:style-name="T1">base</text:span></text:p>
      <text:h text:style-name="P36" text:outline-level="10"><text:bookmark-start text:name="h.dmtdf639mm8y"/><text:span text:style-name="T2">3.1.1.1.1</text:span><text:bookmark-end text:name="h.dmtdf639mm8y"/><text:span text:style-name="T2"><text:tab/></text:span>Description de l'algorithme</text:h>
      <text:p text:style-name="P2">L'idée de l'algorithme glouton est de couvrir toutes les arêtes d'un graphe en choisissant à chaque itération le sommet de plus haut degré. L'algorithme se termine quand toutes les arêtes sont couverts. </text:p>
      <text:p text:style-name="P16"/>
      <text:p text:style-name="P9"><text:span text:style-name="T1">3.1.1.1.2<text:tab/></text:span><text:span text:style-name="T3">Ajout</text:span><text:span text:style-name="T3"> </text:span><text:span text:style-name="T3">de</text:span><text:span text:style-name="T3"> </text:span><text:span text:style-name="T3">sommet</text:span><text:span text:style-name="T3"> </text:span><text:span text:style-name="T3">dans</text:span><text:span text:style-name="T3"> </text:span><text:span text:style-name="T3">la</text:span><text:span text:style-name="T3"> </text:span><text:span text:style-name="T3">couverture</text:span></text:p>
      <text:p text:style-name="P4">L'algorithme parcourt le graphe pour déterminer le sommet de plus haut degré. Ensuite, le sommet trouvé sera ajouté à la couverture. Si le degré de sommet actuellement traité est zéro, le sommet sera supprimé de graphe. </text:p>
      <text:p text:style-name="P8"/>
      <text:p text:style-name="P7"><text:span text:style-name="T7">La</text:span><text:span text:style-name="T7"> </text:span><text:span text:style-name="T7">complexité</text:span><text:span text:style-name="T7"> </text:span><text:span text:style-name="T7">est</text:span><text:span text:style-name="T7"> </text:span><text:span text:style-name="T7">définie</text:span><text:span text:style-name="T7"> </text:span><text:span text:style-name="T7">par</text:span><text:span text:style-name="T7"> </text:span><text:span text:style-name="T7">les</text:span><text:span text:style-name="T7"> </text:span><text:span text:style-name="T7">étapes</text:span><text:span text:style-name="T7"> </text:span><text:span text:style-name="T7">suivantes</text:span><text:span text:style-name="T7"> :</text:span></text:p>
      <text:p text:style-name="P9"><text:span text:style-name="T7"><text:tab/>- </text:span><text:span text:style-name="T7">parcours</text:span><text:span text:style-name="T7"> </text:span><text:span text:style-name="T7">de</text:span><text:span text:style-name="T7"> </text:span><text:span text:style-name="T7">graphe</text:span></text:p>
      <text:p text:style-name="P9"><text:span text:style-name="T7"><text:tab/><text:tab/></text:span><text:span text:style-name="T7">O</text:span><text:span text:style-name="T7">(</text:span><text:span text:style-name="T7">n</text:span><text:span text:style-name="T7">)</text:span></text:p>
      <text:p text:style-name="P10"/>
      <text:p text:style-name="P9"><text:span text:style-name="T7"><text:tab/>-</text:span> suppression de sommet du degré zéro</text:p>
      <text:p text:style-name="P9"><text:tab/><text:tab/>O(log(n))</text:p>
      <text:p text:style-name="P9"/>
      <text:p text:style-name="P9"><text:tab/>- <text:span text:style-name="T7">ajout</text:span><text:span text:style-name="T7"> </text:span><text:span text:style-name="T7">du</text:span><text:span text:style-name="T7"> </text:span><text:span text:style-name="T7">sommet</text:span><text:span text:style-name="T7"> </text:span><text:span text:style-name="T7">à</text:span><text:span text:style-name="T7"> </text:span><text:span text:style-name="T7">la</text:span><text:span text:style-name="T7"> </text:span><text:span text:style-name="T7">couverture</text:span><text:span text:style-name="T7"> </text:span></text:p>
      <text:p text:style-name="P9"><text:span text:style-name="T7"><text:tab/><text:tab/></text:span><text:span text:style-name="T7">O</text:span><text:span text:style-name="T7">(</text:span><text:span text:style-name="T7">log</text:span><text:span text:style-name="T7">(</text:span><text:span text:style-name="T7">n</text:span><text:span text:style-name="T7">))</text:span></text:p>
      <text:p text:style-name="P7"/>
      <text:p text:style-name="P9">où :<text:tab/>n <text:s text:c="2"/>- <text:s/>nombre de sommets dans le graphe</text:p>
      <text:p text:style-name="P7"/>
      <text:p text:style-name="P7">Nous pouvons estimer la complexité de l'algorithme à partir des étapes ci-dessus spécifié comme O(n * log (n)).</text:p>
      <text:p text:style-name="P7"/>
      <text:p text:style-name="P7"><text:span text:style-name="T1">3.1.1.1.3<text:tab/></text:span><text:span text:style-name="T3">Récupération</text:span><text:span text:style-name="T3"> </text:span><text:span text:style-name="T3">de</text:span><text:span text:style-name="T3"> </text:span><text:span text:style-name="T3">la</text:span><text:span text:style-name="T3"> </text:span><text:span text:style-name="T3">couverture</text:span><text:span text:style-name="T3"> </text:span><text:span text:style-name="T3">par</text:span><text:span text:style-name="T3"> </text:span><text:span text:style-name="T3">sommets</text:span></text:p>
      <text:p text:style-name="P1"><text:span text:style-name="T4">Les</text:span><text:span text:style-name="T4"> </text:span><text:span text:style-name="T4">sommets</text:span><text:span text:style-name="T4"> </text:span><text:span text:style-name="T4">sont</text:span><text:span text:style-name="T4"> </text:span><text:span text:style-name="T4">ajoutés</text:span><text:span text:style-name="T4"> </text:span><text:span text:style-name="T4">à</text:span><text:span text:style-name="T4"> </text:span><text:span text:style-name="T4">la</text:span><text:span text:style-name="T4"> </text:span><text:span text:style-name="T4">couverture</text:span><text:span text:style-name="T4"> </text:span><text:span text:style-name="T4">et</text:span><text:span text:style-name="T4"> </text:span><text:span text:style-name="T4">par</text:span><text:span text:style-name="T4"> </text:span><text:span text:style-name="T4">conséquent</text:span><text:span text:style-name="T4"> </text:span><text:span text:style-name="T4">supprimé</text:span><text:span text:style-name="T4"> </text:span><text:span text:style-name="T4">du</text:span><text:span text:style-name="T4"> </text:span><text:span text:style-name="T4">graphe</text:span><text:span text:style-name="T4"> </text:span><text:span text:style-name="T4">avec</text:span><text:span text:style-name="T4"> </text:span><text:span text:style-name="T4">les</text:span><text:span text:style-name="T4"> </text:span><text:span text:style-name="T4">arêtes</text:span><text:span text:style-name="T4"> </text:span><text:span text:style-name="T4">correspondantes</text:span><text:span text:style-name="T4">. </text:span><text:span text:style-name="T4">L</text:span><text:span text:style-name="T4">'</text:span><text:span text:style-name="T4">algorithme</text:span><text:span text:style-name="T4"> </text:span><text:span text:style-name="T4">se</text:span><text:span text:style-name="T4"> </text:span><text:span text:style-name="T4">termine</text:span><text:span text:style-name="T4"> </text:span><text:span text:style-name="T4">quand</text:span><text:span text:style-name="T4"> </text:span><text:span text:style-name="T4">il</text:span><text:span text:style-name="T4"> </text:span><text:span text:style-name="T4">n</text:span><text:span text:style-name="T4">'</text:span><text:span text:style-name="T4">y</text:span><text:span text:style-name="T4"> </text:span><text:span text:style-name="T4">a</text:span><text:span text:style-name="T4"> </text:span><text:span text:style-name="T4">plus</text:span><text:span text:style-name="T4"> </text:span><text:span text:style-name="T4">d</text:span><text:span text:style-name="T4">’</text:span><text:span text:style-name="T4">arrêtes</text:span><text:span text:style-name="T4"> </text:span><text:span text:style-name="T4">dans</text:span><text:span text:style-name="T4"> </text:span><text:span text:style-name="T4">le</text:span><text:span text:style-name="T4"> </text:span><text:span text:style-name="T4">graphe</text:span><text:span text:style-name="T4">.</text:span></text:p>
      <text:p text:style-name="P11"/>
      <text:p text:style-name="P7"><text:span text:style-name="T7">La</text:span><text:span text:style-name="T7"> </text:span><text:span text:style-name="T7">complexité</text:span><text:span text:style-name="T7"> </text:span><text:span text:style-name="T7">est</text:span><text:span text:style-name="T7"> </text:span><text:span text:style-name="T7">définie</text:span><text:span text:style-name="T7"> </text:span><text:span text:style-name="T7">par</text:span><text:span text:style-name="T7"> </text:span><text:span text:style-name="T7">les</text:span><text:span text:style-name="T7"> </text:span><text:span text:style-name="T7">étapes</text:span><text:span text:style-name="T7"> </text:span><text:span text:style-name="T7">suivantes</text:span><text:span text:style-name="T7"> :</text:span></text:p>
      <text:p text:style-name="P17"><text:span text:style-name="T7"><text:tab/>- </text:span>une boucle qui se termine lorsque le nombre d'arrêtes atteint zéro</text:p>
      <text:p text:style-name="P9"><text:span text:style-name="T7"><text:tab/><text:tab/></text:span><text:span text:style-name="T7">O</text:span><text:span text:style-name="T7">(</text:span><text:span text:style-name="T7">n</text:span><text:span text:style-name="T7">)</text:span></text:p>
      <text:p text:style-name="P10"><text:tab/></text:p>
      <text:p text:style-name="P9"><text:span text:style-name="T7"><text:tab/></text:span>- <text:span text:style-name="T7">ajout</text:span><text:span text:style-name="T7"> </text:span><text:span text:style-name="T7">du</text:span><text:span text:style-name="T7"> </text:span><text:span text:style-name="T7">sommet</text:span><text:span text:style-name="T7"> </text:span><text:span text:style-name="T7">à</text:span><text:span text:style-name="T7"> </text:span><text:span text:style-name="T7">la</text:span><text:span text:style-name="T7"> </text:span><text:span text:style-name="T7">couverture</text:span><text:span text:style-name="T7"> <text:tab/></text:span></text:p>
      <text:p text:style-name="P9"><text:span text:style-name="T7"><text:tab/><text:tab/></text:span><text:span text:style-name="T7">O</text:span><text:span text:style-name="T7">(</text:span><text:span text:style-name="T7">n</text:span><text:span text:style-name="T7">*</text:span><text:span text:style-name="T7">log</text:span><text:span text:style-name="T7">(</text:span><text:span text:style-name="T7">n</text:span><text:span text:style-name="T7">) + </text:span><text:span text:style-name="T7">log</text:span><text:span text:style-name="T7">(</text:span><text:span text:style-name="T7">n</text:span><text:span text:style-name="T7">))</text:span></text:p>
      <text:p text:style-name="P4"><text:span text:style-name="T7">-</text:span> suppression de sommet</text:p>
      <text:p text:style-name="P1"><text:tab/>O(neigh*log(neigh) + log(n) + neigh*log(n) + log(n))<text:span text:style-name="T4"><text:tab/></text:span></text:p>
      <text:p text:style-name="P3"/>
      <text:p text:style-name="P7"><text:soft-page-break/>où :<text:tab/>n <text:s text:c="2"/>- <text:s/>nombre de sommets dans le graphe</text:p>
      <text:p text:style-name="P7"><text:s/><text:tab/>neigh - <text:span text:style-name="T7">nombre</text:span><text:span text:style-name="T7"> </text:span><text:span text:style-name="T7">de</text:span><text:span text:style-name="T7"> </text:span><text:span text:style-name="T7">voisins</text:span><text:span text:style-name="T7"> </text:span><text:span text:style-name="T7">d</text:span><text:span text:style-name="T7">’</text:span><text:span text:style-name="T7">un</text:span><text:span text:style-name="T7"> </text:span><text:span text:style-name="T7">sommet</text:span></text:p>
      <text:p text:style-name="P11"/>
      <text:p text:style-name="P7">Nous pouvons estimer la complexité de l'algorithme à partir des étapes ci-dessus spécifié comme O(n ² * log (n)).</text:p>
      <text:p text:style-name="P12"/>
      <text:p text:style-name="P12"/>
      <text:p text:style-name="P9"><text:span text:style-name="T1">3.1.1.2<text:tab/></text:span><text:span text:style-name="T1">Algorithme</text:span><text:span text:style-name="T1"> </text:span><text:span text:style-name="T1">glouton</text:span><text:span text:style-name="T1"> </text:span><text:span text:style-name="T1">simple</text:span></text:p>
      <text:p text:style-name="P13"/>
      <text:p text:style-name="P9"><text:span text:style-name="T3">3.1.1.2.1<text:tab/></text:span><text:span text:style-name="T3">Description</text:span><text:span text:style-name="T3"> </text:span><text:span text:style-name="T3">de</text:span><text:span text:style-name="T3"> </text:span><text:span text:style-name="T3">l</text:span><text:span text:style-name="T3">'</text:span><text:span text:style-name="T3">algorithme</text:span></text:p>
      <text:p text:style-name="P1"><text:span text:style-name="T4">L</text:span><text:span text:style-name="T4">'</text:span><text:span text:style-name="T4">algorithme</text:span><text:span text:style-name="T4"> </text:span><text:span text:style-name="T4">suivant</text:span><text:span text:style-name="T4"> </text:span><text:span text:style-name="T4">est</text:span><text:span text:style-name="T4"> </text:span><text:span text:style-name="T4">une</text:span><text:span text:style-name="T4"> </text:span><text:span text:style-name="T4">variante</text:span><text:span text:style-name="T4"> </text:span><text:span text:style-name="T4">de</text:span><text:span text:style-name="T4"> </text:span><text:span text:style-name="T4">l</text:span><text:span text:style-name="T4">'</text:span><text:span text:style-name="T4">algorithme</text:span><text:span text:style-name="T4"> </text:span><text:span text:style-name="T4">glouton</text:span><text:span text:style-name="T4"> </text:span><text:span text:style-name="T4">précédemment</text:span><text:span text:style-name="T4"> </text:span><text:span text:style-name="T4">introduit</text:span><text:span text:style-name="T4">. </text:span><text:span text:style-name="T4">L</text:span><text:span text:style-name="T4">’</text:span><text:span text:style-name="T4">implémentation</text:span><text:span text:style-name="T4"> </text:span><text:span text:style-name="T4">précédente</text:span><text:span text:style-name="T4"> </text:span><text:span text:style-name="T4">choisit</text:span><text:span text:style-name="T4"> </text:span><text:span text:style-name="T4">le</text:span><text:span text:style-name="T4"> </text:span><text:span text:style-name="T4">sommet</text:span><text:span text:style-name="T4"> </text:span><text:span text:style-name="T4">de</text:span><text:span text:style-name="T4"> </text:span><text:span text:style-name="T4">plus</text:span><text:span text:style-name="T4"> </text:span><text:span text:style-name="T4">haut</text:span><text:span text:style-name="T4"> </text:span><text:span text:style-name="T4">degré</text:span><text:span text:style-name="T4"> </text:span><text:span text:style-name="T4">à</text:span><text:span text:style-name="T4"> </text:span><text:span text:style-name="T4">chaque</text:span><text:span text:style-name="T4"> </text:span><text:span text:style-name="T4">étape</text:span><text:span text:style-name="T4"> </text:span><text:span text:style-name="T4">de</text:span><text:span text:style-name="T4"> </text:span><text:span text:style-name="T4">l</text:span><text:span text:style-name="T4">'</text:span><text:span text:style-name="T4">algorithme</text:span><text:span text:style-name="T4">. </text:span><text:span text:style-name="T4">Simple</text:span><text:span text:style-name="T4"> </text:span><text:span text:style-name="T4">glouton</text:span><text:span text:style-name="T4"> </text:span><text:span text:style-name="T4">algorithme</text:span><text:span text:style-name="T4"> </text:span><text:span text:style-name="T4">choisit</text:span><text:span text:style-name="T4"> </text:span><text:span text:style-name="T4">à</text:span><text:span text:style-name="T4"> </text:span><text:span text:style-name="T4">chaque</text:span><text:span text:style-name="T4"> </text:span><text:span text:style-name="T4">étape</text:span><text:span text:style-name="T4"> </text:span><text:span text:style-name="T4">le</text:span><text:span text:style-name="T4"> </text:span><text:span text:style-name="T4">sommet</text:span><text:span text:style-name="T4"> </text:span><text:span text:style-name="T4">en</text:span><text:span text:style-name="T4"> </text:span><text:span text:style-name="T4">fonction</text:span><text:span text:style-name="T4"> </text:span><text:span text:style-name="T4">de</text:span><text:span text:style-name="T4"> </text:span><text:span text:style-name="T4">son</text:span><text:span text:style-name="T4"> </text:span><text:span text:style-name="T4">degré</text:span><text:span text:style-name="T4"> </text:span><text:span text:style-name="T4">au</text:span><text:span text:style-name="T4"> </text:span><text:span text:style-name="T4">moment</text:span><text:span text:style-name="T4"> </text:span><text:span text:style-name="T4">de</text:span><text:span text:style-name="T4"> </text:span><text:span text:style-name="T4">création</text:span><text:span text:style-name="T4"> </text:span><text:span text:style-name="T4">du</text:span><text:span text:style-name="T4"> </text:span><text:span text:style-name="T4">graphe</text:span><text:span text:style-name="T4">. </text:span><text:span text:style-name="T4">Dans</text:span><text:span text:style-name="T4"> </text:span><text:span text:style-name="T4">les</text:span><text:span text:style-name="T4"> </text:span><text:span text:style-name="T4">cas</text:span><text:span text:style-name="T4"> </text:span><text:span text:style-name="T4">spécifiques</text:span><text:span text:style-name="T4"> </text:span><text:span text:style-name="T4">cette</text:span><text:span text:style-name="T4"> </text:span><text:span text:style-name="T4">stratégie</text:span><text:span text:style-name="T4"> </text:span><text:span text:style-name="T4">donne</text:span><text:span text:style-name="T4"> </text:span><text:span text:style-name="T4">des</text:span><text:span text:style-name="T4"> </text:span><text:span text:style-name="T4">meilleurs</text:span><text:span text:style-name="T4"> </text:span><text:span text:style-name="T4">résultats</text:span><text:span text:style-name="T4"> </text:span><text:span text:style-name="T4">que</text:span><text:span text:style-name="T4"> </text:span><text:span text:style-name="T4">l</text:span><text:span text:style-name="T4">'</text:span><text:span text:style-name="T4">algorithme</text:span><text:span text:style-name="T4"> </text:span><text:span text:style-name="T4">glouton</text:span><text:span text:style-name="T4"> </text:span><text:span text:style-name="T4">de</text:span><text:span text:style-name="T4"> </text:span><text:span text:style-name="T4">base</text:span><text:span text:style-name="T4">, </text:span><text:span text:style-name="T4">en</text:span><text:span text:style-name="T4"> </text:span><text:span text:style-name="T4">termes</text:span><text:span text:style-name="T4"> </text:span><text:span text:style-name="T4">de</text:span><text:span text:style-name="T4"> </text:span><text:span text:style-name="T4">couverture</text:span><text:span text:style-name="T4"> </text:span><text:span text:style-name="T4">par</text:span><text:span text:style-name="T4"> </text:span><text:span text:style-name="T4">sommets</text:span><text:span text:style-name="T4"> </text:span><text:span text:style-name="T4">plus</text:span><text:span text:style-name="T4"> </text:span><text:span text:style-name="T4">petite</text:span><text:span text:style-name="T4">.</text:span></text:p>
      <text:p text:style-name="P11"/>
      <text:p text:style-name="P7"><text:span text:style-name="T3">3.1.1.2.2<text:tab/></text:span><text:span text:style-name="T3">Récupération</text:span><text:span text:style-name="T3"> </text:span><text:span text:style-name="T3">de</text:span><text:span text:style-name="T3"> </text:span><text:span text:style-name="T3">la</text:span><text:span text:style-name="T3"> </text:span><text:span text:style-name="T3">couverture</text:span><text:span text:style-name="T3"> </text:span><text:span text:style-name="T3">par</text:span><text:span text:style-name="T3"> </text:span><text:span text:style-name="T3">sommets</text:span></text:p>
      <text:p text:style-name="P4"><text:span text:style-name="T5">Dans</text:span><text:span text:style-name="T5"> </text:span><text:span text:style-name="T5">un</text:span><text:span text:style-name="T5"> </text:span><text:span text:style-name="T5">premier</text:span><text:span text:style-name="T5"> </text:span><text:span text:style-name="T5">temps</text:span><text:span text:style-name="T5">, </text:span><text:span text:style-name="T5">l</text:span><text:span text:style-name="T5">'</text:span><text:span text:style-name="T5">algorithme</text:span><text:span text:style-name="T5"> </text:span><text:span text:style-name="T5">crée</text:span><text:span text:style-name="T5"> </text:span><text:span text:style-name="T5">une</text:span><text:span text:style-name="T5"> </text:span><text:span text:style-name="T5">structure</text:span><text:span text:style-name="T5"> </text:span><text:span text:style-name="T5">de</text:span><text:span text:style-name="T5"> </text:span><text:span text:style-name="T5">données</text:span><text:span text:style-name="T5"> </text:span><text:span text:style-name="T5">appelée</text:span><text:span text:style-name="T5"> </text:span><text:span text:style-name="T5">multimap</text:span><text:span text:style-name="T5">. </text:span><text:span text:style-name="T5">Cette</text:span><text:span text:style-name="T5"> </text:span><text:span text:style-name="T5">structure</text:span><text:span text:style-name="T5"> </text:span><text:span text:style-name="T5">de</text:span><text:span text:style-name="T5"> </text:span><text:span text:style-name="T5">données</text:span><text:span text:style-name="T5"> </text:span><text:span text:style-name="T5">sera</text:span><text:span text:style-name="T5"> </text:span><text:span text:style-name="T5">rempli</text:span><text:span text:style-name="T5"> </text:span><text:span text:style-name="T5">avec</text:span><text:span text:style-name="T5"> </text:span><text:span text:style-name="T5">le</text:span><text:span text:style-name="T5"> </text:span><text:span text:style-name="T5">nombre</text:span><text:span text:style-name="T5"> </text:span><text:span text:style-name="T5">de</text:span><text:span text:style-name="T5"> </text:span><text:span text:style-name="T5">sommets</text:span><text:span text:style-name="T5"> </text:span><text:span text:style-name="T5">et</text:span><text:span text:style-name="T5"> </text:span><text:span text:style-name="T5">leur</text:span><text:span text:style-name="T5"> </text:span><text:span text:style-name="T5">degré</text:span><text:span text:style-name="T5"> </text:span><text:span text:style-name="T5">correspondant</text:span><text:span text:style-name="T5"> </text:span><text:span text:style-name="T5">au</text:span><text:span text:style-name="T5"> </text:span><text:span text:style-name="T5">moment</text:span><text:span text:style-name="T5"> </text:span><text:span text:style-name="T5">de</text:span><text:span text:style-name="T5"> </text:span><text:span text:style-name="T5">la</text:span><text:span text:style-name="T5"> </text:span><text:span text:style-name="T5">création</text:span><text:span text:style-name="T5"> </text:span><text:span text:style-name="T5">de</text:span><text:span text:style-name="T5"> </text:span><text:span text:style-name="T5">graphe</text:span><text:span text:style-name="T5">. </text:span><text:span text:style-name="T5">De</text:span><text:span text:style-name="T5"> </text:span><text:span text:style-name="T5">cette</text:span><text:span text:style-name="T5"> </text:span><text:span text:style-name="T5">façon</text:span><text:span text:style-name="T5">, </text:span><text:span text:style-name="T5">le</text:span><text:span text:style-name="T5"> </text:span><text:span text:style-name="T5">multimap</text:span><text:span text:style-name="T5"> </text:span><text:span text:style-name="T5">définit</text:span><text:span text:style-name="T5"> </text:span><text:span text:style-name="T5">l</text:span><text:span text:style-name="T5">'</text:span><text:span text:style-name="T5">ordre</text:span><text:span text:style-name="T5"> </text:span><text:span text:style-name="T5">des</text:span><text:span text:style-name="T5"> </text:span><text:span text:style-name="T5">sommets</text:span><text:span text:style-name="T5"> </text:span><text:span text:style-name="T5">dans</text:span><text:span text:style-name="T5"> </text:span><text:span text:style-name="T5">lequel</text:span><text:span text:style-name="T5"> </text:span><text:span text:style-name="T5">ils</text:span><text:span text:style-name="T5"> </text:span><text:span text:style-name="T5">seront</text:span><text:span text:style-name="T5"> </text:span><text:span text:style-name="T5">ajoutés</text:span><text:span text:style-name="T5"> </text:span><text:span text:style-name="T5">à</text:span><text:span text:style-name="T5"> </text:span><text:span text:style-name="T5">la</text:span><text:span text:style-name="T5"> </text:span><text:span text:style-name="T5">couverture</text:span><text:span text:style-name="T5"> </text:span><text:span text:style-name="T5">par</text:span><text:span text:style-name="T5"> </text:span><text:span text:style-name="T5">sommets</text:span><text:span text:style-name="T5">. </text:span><text:span text:style-name="T4">Par</text:span><text:span text:style-name="T4"> </text:span><text:span text:style-name="T4">la</text:span><text:span text:style-name="T4"> </text:span><text:span text:style-name="T4">suite</text:span><text:span text:style-name="T4">, </text:span><text:span text:style-name="T4">l</text:span><text:span text:style-name="T4">'</text:span><text:span text:style-name="T4">algorithme</text:span><text:span text:style-name="T4"> </text:span><text:span text:style-name="T4">remplit</text:span><text:span text:style-name="T4"> </text:span><text:span text:style-name="T4">l</text:span><text:span text:style-name="T4">'</text:span><text:span text:style-name="T4">ensemble</text:span><text:span text:style-name="T4"> </text:span><text:span text:style-name="T4">de</text:span><text:span text:style-name="T4"> </text:span><text:span text:style-name="T4">la</text:span><text:span text:style-name="T4"> </text:span><text:span text:style-name="T4">couverture</text:span><text:span text:style-name="T4"> </text:span><text:span text:style-name="T4">par</text:span><text:span text:style-name="T4"> </text:span><text:span text:style-name="T4">sommets</text:span><text:span text:style-name="T4"> </text:span><text:span text:style-name="T4">avec</text:span><text:span text:style-name="T4"> </text:span><text:span text:style-name="T4">des</text:span><text:span text:style-name="T4"> </text:span><text:span text:style-name="T4">sommets</text:span><text:span text:style-name="T4"> </text:span><text:span text:style-name="T4">de</text:span><text:span text:style-name="T4"> </text:span><text:span text:style-name="T4">plus</text:span><text:span text:style-name="T4"> </text:span><text:span text:style-name="T4">haut</text:span><text:span text:style-name="T4"> </text:span><text:span text:style-name="T4">degré</text:span><text:span text:style-name="T4"> </text:span><text:span text:style-name="T4">en</text:span><text:span text:style-name="T4"> </text:span><text:span text:style-name="T4">utilisant</text:span><text:span text:style-name="T4"> </text:span><text:span text:style-name="T4">le</text:span><text:span text:style-name="T4"> </text:span><text:span text:style-name="T4">multimap</text:span><text:span text:style-name="T4"> </text:span><text:span text:style-name="T4">mentionnés</text:span><text:span text:style-name="T4"> </text:span><text:span text:style-name="T4">ci</text:span><text:span text:style-name="T4">-</text:span><text:span text:style-name="T4">dessus</text:span><text:span text:style-name="T4">. </text:span><text:span text:style-name="T4">Chaque</text:span><text:span text:style-name="T4"> </text:span><text:span text:style-name="T4">sommet</text:span><text:span text:style-name="T4"> </text:span><text:span text:style-name="T4">ajouté</text:span><text:span text:style-name="T4"> </text:span><text:span text:style-name="T4">à</text:span><text:span text:style-name="T4"> </text:span><text:span text:style-name="T4">la</text:span><text:span text:style-name="T4"> </text:span><text:span text:style-name="T4">couverture</text:span><text:span text:style-name="T4"> </text:span><text:span text:style-name="T4">par</text:span><text:span text:style-name="T4"> </text:span><text:span text:style-name="T4">sommets</text:span><text:span text:style-name="T4"> </text:span><text:span text:style-name="T4">est</text:span><text:span text:style-name="T4"> </text:span><text:span text:style-name="T4">supprimé</text:span><text:span text:style-name="T4"> </text:span><text:span text:style-name="T4">du</text:span><text:span text:style-name="T4"> </text:span><text:span text:style-name="T4">graphe</text:span><text:span text:style-name="T4"> </text:span><text:span text:style-name="T4">ainsi</text:span><text:span text:style-name="T4"> </text:span><text:span text:style-name="T4">que</text:span><text:span text:style-name="T4"> </text:span><text:span text:style-name="T4">toutes</text:span><text:span text:style-name="T4"> </text:span><text:span text:style-name="T4">les</text:span><text:span text:style-name="T4"> </text:span><text:span text:style-name="T4">arêtes</text:span><text:span text:style-name="T4"> </text:span><text:span text:style-name="T4">correspondantes</text:span><text:span text:style-name="T4">. </text:span><text:span text:style-name="T4">L</text:span><text:span text:style-name="T4">'</text:span><text:span text:style-name="T4">algorithme</text:span><text:span text:style-name="T4"> </text:span><text:span text:style-name="T4">se</text:span><text:span text:style-name="T4"> </text:span><text:span text:style-name="T4">termine</text:span><text:span text:style-name="T4"> </text:span><text:span text:style-name="T4">quand</text:span><text:span text:style-name="T4"> </text:span><text:span text:style-name="T4">il</text:span><text:span text:style-name="T4"> </text:span><text:span text:style-name="T4">n</text:span><text:span text:style-name="T4">'</text:span><text:span text:style-name="T4">y</text:span><text:span text:style-name="T4"> </text:span><text:span text:style-name="T4">a</text:span><text:span text:style-name="T4"> </text:span><text:span text:style-name="T4">plus</text:span><text:span text:style-name="T4"> </text:span><text:span text:style-name="T4">d</text:span><text:span text:style-name="T4">’</text:span><text:span text:style-name="T4">arrêtes</text:span><text:span text:style-name="T4"> </text:span><text:span text:style-name="T4">dans</text:span><text:span text:style-name="T4"> </text:span><text:span text:style-name="T4">le</text:span><text:span text:style-name="T4"> </text:span><text:span text:style-name="T4">graphe</text:span><text:span text:style-name="T4">.</text:span></text:p>
      <text:p text:style-name="P14"/>
      <text:p text:style-name="P9"><text:span text:style-name="T7">La</text:span><text:span text:style-name="T7"> </text:span><text:span text:style-name="T7">complexité</text:span><text:span text:style-name="T7"> </text:span><text:span text:style-name="T7">est</text:span><text:span text:style-name="T7"> </text:span><text:span text:style-name="T7">définie</text:span><text:span text:style-name="T7"> </text:span><text:span text:style-name="T7">par</text:span><text:span text:style-name="T7"> </text:span><text:span text:style-name="T7">les</text:span><text:span text:style-name="T7"> </text:span><text:span text:style-name="T7">étapes</text:span><text:span text:style-name="T7"> </text:span><text:span text:style-name="T7">suivantes</text:span><text:span text:style-name="T7"> :</text:span></text:p>
      <text:p text:style-name="P9"><text:span text:style-name="T7"><text:tab/>- </text:span><text:span text:style-name="T7">création</text:span><text:span text:style-name="T7"> </text:span><text:span text:style-name="T7">de</text:span><text:span text:style-name="T7"> </text:span><text:span text:style-name="T7">la</text:span><text:span text:style-name="T7"> </text:span><text:span text:style-name="T7">structure</text:span><text:span text:style-name="T7"> </text:span><text:span text:style-name="T7">des</text:span><text:span text:style-name="T7"> </text:span><text:span text:style-name="T7">données</text:span><text:span text:style-name="T7"> </text:span><text:span text:style-name="T7">multimap</text:span></text:p>
      <text:p text:style-name="P9"><text:span text:style-name="T7"><text:tab/><text:tab/></text:span><text:span text:style-name="T7">O</text:span><text:span text:style-name="T7">(</text:span><text:span text:style-name="T7">n</text:span><text:span text:style-name="T7">*</text:span><text:span text:style-name="T7">log</text:span><text:span text:style-name="T7">(</text:span><text:span text:style-name="T7">n</text:span><text:span text:style-name="T7">))</text:span></text:p>
      <text:p text:style-name="P5"/>
      <text:p text:style-name="P4"><text:span text:style-name="T7">- </text:span><text:span text:style-name="T7">parcours</text:span><text:span text:style-name="T7"> </text:span><text:span text:style-name="T7">de</text:span><text:span text:style-name="T7"> </text:span><text:span text:style-name="T7">graphe</text:span></text:p>
      <text:p text:style-name="P7"><text:span text:style-name="T7"><text:tab/><text:tab/></text:span><text:span text:style-name="T7">O</text:span><text:span text:style-name="T7">(</text:span><text:span text:style-name="T7">n</text:span><text:span text:style-name="T7">)</text:span></text:p>
      <text:p text:style-name="P10"/>
      <text:p text:style-name="P9"><text:span text:style-name="T7"><text:tab/>- </text:span><text:span text:style-name="T7">ajout</text:span><text:span text:style-name="T7"> </text:span><text:span text:style-name="T7">du</text:span><text:span text:style-name="T7"> </text:span><text:span text:style-name="T7">sommet</text:span><text:span text:style-name="T7"> </text:span><text:span text:style-name="T7">à</text:span><text:span text:style-name="T7"> </text:span><text:span text:style-name="T7">la</text:span><text:span text:style-name="T7"> </text:span><text:span text:style-name="T7">couverture</text:span><text:span text:style-name="T7"> </text:span></text:p>
      <text:p text:style-name="P7"><text:span text:style-name="T7"><text:tab/><text:tab/></text:span><text:span text:style-name="T7">O</text:span><text:span text:style-name="T7">(</text:span><text:span text:style-name="T7">log</text:span><text:span text:style-name="T7">(</text:span><text:span text:style-name="T7">n</text:span><text:span text:style-name="T7">))</text:span></text:p>
      <text:p text:style-name="P8"/>
      <text:p text:style-name="P7"><text:span text:style-name="T7"><text:tab/>-</text:span> suppression de sommet ajouté dans la couverture</text:p>
      <text:p text:style-name="P18"><text:span text:style-name="T7">O</text:span><text:span text:style-name="T7">(</text:span><text:span text:style-name="T7">neigh</text:span><text:span text:style-name="T7">*</text:span><text:span text:style-name="T7">log</text:span><text:span text:style-name="T7">(</text:span><text:span text:style-name="T7">neigh</text:span><text:span text:style-name="T7">) + </text:span><text:span text:style-name="T7">log</text:span><text:span text:style-name="T7">(</text:span><text:span text:style-name="T7">n</text:span><text:span text:style-name="T7">) + </text:span><text:span text:style-name="T7">neigh</text:span><text:span text:style-name="T7">*</text:span><text:span text:style-name="T7">log</text:span><text:span text:style-name="T7">(</text:span><text:span text:style-name="T7">n</text:span><text:span text:style-name="T7">) + </text:span><text:span text:style-name="T7">log</text:span><text:span text:style-name="T7">(</text:span><text:span text:style-name="T7">n</text:span><text:span text:style-name="T7">))</text:span></text:p>
      <text:p text:style-name="P19"/>
      <text:p text:style-name="P7">où :<text:tab/>n <text:s text:c="2"/>- <text:s/>nombre de sommets dans le graphe</text:p>
      <text:p text:style-name="P7"><text:s/><text:tab/>neigh - <text:span text:style-name="T7">nombre</text:span><text:span text:style-name="T7"> </text:span><text:span text:style-name="T7">de</text:span><text:span text:style-name="T7"> </text:span><text:span text:style-name="T7">voisins</text:span><text:span text:style-name="T7"> </text:span><text:span text:style-name="T7">d</text:span><text:span text:style-name="T7">’</text:span><text:span text:style-name="T7">un</text:span><text:span text:style-name="T7"> </text:span><text:span text:style-name="T7">sommet</text:span></text:p>
      <text:p text:style-name="P19"><text:soft-page-break/><text:tab/></text:p>
      <text:p text:style-name="P7">Nous pouvons estimer la complexité de l'algorithme à partir des étapes ci-dessus spécifié comme O(n ² * log (n)).</text:p>
      <text:p text:style-name="P34"><text:bookmark-start text:name="h.u0bfv8xecg77"/><text:bookmark-end text:name="h.u0bfv8xecg77"/></text:p>
      <text:h text:style-name="P38" text:outline-level="10"><text:bookmark-start text:name="h.qt1lgi8cshjl"/>3.1.2<text:bookmark-end text:name="h.qt1lgi8cshjl"/><text:tab/>Algorithme optimal pour les arbres</text:h>
      <text:p text:style-name="P6"/>
      <text:p text:style-name="P6"><text:span text:style-name="T3">3.1.2.1<text:tab/></text:span><text:span text:style-name="T3">Description</text:span><text:span text:style-name="T3"> </text:span><text:span text:style-name="T3">de</text:span><text:span text:style-name="T3"> </text:span><text:span text:style-name="T3">l</text:span><text:span text:style-name="T3">'</text:span><text:span text:style-name="T3">algorithme</text:span></text:p>
      <text:p text:style-name="P20"><text:span text:style-name="T6">L</text:span><text:span text:style-name="T6">'</text:span><text:span text:style-name="T6">algorithme</text:span><text:span text:style-name="T6"> </text:span><text:span text:style-name="T6">commence</text:span><text:span text:style-name="T6"> </text:span><text:span text:style-name="T6">d</text:span><text:span text:style-name="T6">'</text:span><text:span text:style-name="T6">abord</text:span><text:span text:style-name="T6"> </text:span><text:span text:style-name="T6">par</text:span><text:span text:style-name="T6"> </text:span><text:span text:style-name="T6">appliquer</text:span><text:span text:style-name="T6"> </text:span><text:span text:style-name="T6">l</text:span><text:span text:style-name="T6">'</text:span><text:span text:style-name="T6">algorithme</text:span><text:span text:style-name="T6"> </text:span><text:span text:style-name="T6">de</text:span><text:span text:style-name="T6"> </text:span><text:span text:style-name="T6">recherche</text:span><text:span text:style-name="T6"> </text:span><text:span text:style-name="T6">en</text:span><text:span text:style-name="T6"> </text:span><text:span text:style-name="T6">largeur</text:span><text:span text:style-name="T6"> </text:span><text:span text:style-name="T6">sur</text:span><text:span text:style-name="T6"> </text:span><text:span text:style-name="T6">l</text:span><text:span text:style-name="T6">'</text:span><text:span text:style-name="T6">arbre</text:span><text:span text:style-name="T6"> </text:span><text:span text:style-name="T6">choisi</text:span><text:span text:style-name="T6"> </text:span><text:span text:style-name="T6">excluant</text:span><text:span text:style-name="T6"> </text:span><text:span text:style-name="T6">ses</text:span><text:span text:style-name="T6"> </text:span><text:span text:style-name="T6">feuilles</text:span><text:span text:style-name="T6">. </text:span><text:span text:style-name="T6">La</text:span><text:span text:style-name="T6"> </text:span><text:span text:style-name="T6">liste</text:span><text:span text:style-name="T6"> </text:span><text:span text:style-name="T6">de</text:span><text:span text:style-name="T6"> </text:span><text:span text:style-name="T6">sommets</text:span><text:span text:style-name="T6"> </text:span><text:span text:style-name="T6">trouvée</text:span><text:span text:style-name="T6"> </text:span><text:span text:style-name="T6">est</text:span><text:span text:style-name="T6"> </text:span><text:span text:style-name="T6">ensuite</text:span><text:span text:style-name="T6"> </text:span><text:span text:style-name="T6">utilisée</text:span><text:span text:style-name="T6"> </text:span><text:span text:style-name="T6">pour</text:span><text:span text:style-name="T6"> </text:span><text:span text:style-name="T6">trouver</text:span><text:span text:style-name="T6"> </text:span><text:span text:style-name="T6">la</text:span><text:span text:style-name="T6"> </text:span><text:span text:style-name="T6">couverture</text:span><text:span text:style-name="T6"> </text:span><text:span text:style-name="T6">optimale</text:span><text:span text:style-name="T6"> </text:span><text:span text:style-name="T6">par</text:span><text:span text:style-name="T6"> </text:span><text:span text:style-name="T6">sommets</text:span><text:span text:style-name="T6">. </text:span><text:span text:style-name="T6">Elle</text:span><text:span text:style-name="T6"> </text:span><text:span text:style-name="T6">est</text:span><text:span text:style-name="T6"> </text:span><text:span text:style-name="T6">parcourue</text:span><text:span text:style-name="T6"> </text:span><text:span text:style-name="T6">en</text:span><text:span text:style-name="T6"> </text:span><text:span text:style-name="T6">commençant</text:span><text:span text:style-name="T6"> </text:span><text:span text:style-name="T6">par</text:span><text:span text:style-name="T6"> </text:span><text:span text:style-name="T6">le</text:span><text:span text:style-name="T6"> </text:span><text:span text:style-name="T6">sommet</text:span><text:span text:style-name="T6"> </text:span><text:span text:style-name="T6">avec</text:span><text:span text:style-name="T6"> </text:span><text:span text:style-name="T6">la</text:span><text:span text:style-name="T6"> </text:span><text:span text:style-name="T6">position</text:span><text:span text:style-name="T6"> </text:span><text:span text:style-name="T6">la</text:span><text:span text:style-name="T6"> </text:span><text:span text:style-name="T6">plus</text:span><text:span text:style-name="T6"> </text:span><text:span text:style-name="T6">basse</text:span><text:span text:style-name="T6"> </text:span><text:span text:style-name="T6">dans</text:span><text:span text:style-name="T6"> </text:span><text:span text:style-name="T6">l</text:span><text:span text:style-name="T6">'</text:span><text:span text:style-name="T6">arbre</text:span><text:span text:style-name="T6">. </text:span><text:span text:style-name="T6">L</text:span><text:span text:style-name="T6">'</text:span><text:span text:style-name="T6">algorithme</text:span><text:span text:style-name="T6"> </text:span><text:span text:style-name="T6">vérifie</text:span><text:span text:style-name="T6"> </text:span><text:span text:style-name="T6">les</text:span><text:span text:style-name="T6"> </text:span><text:span text:style-name="T6">enfants</text:span><text:span text:style-name="T6"> </text:span><text:span text:style-name="T6">de</text:span><text:span text:style-name="T6"> </text:span><text:span text:style-name="T6">chaque</text:span><text:span text:style-name="T6"> </text:span><text:span text:style-name="T6">sommet</text:span><text:span text:style-name="T6"> </text:span><text:span text:style-name="T6">dans</text:span><text:span text:style-name="T6"> </text:span><text:span text:style-name="T6">la</text:span><text:span text:style-name="T6"> </text:span><text:span text:style-name="T6">liste</text:span><text:span text:style-name="T6">. </text:span><text:span text:style-name="T6">Si</text:span><text:span text:style-name="T6"> </text:span><text:span text:style-name="T6">au</text:span><text:span text:style-name="T6"> </text:span><text:span text:style-name="T6">moins</text:span><text:span text:style-name="T6"> </text:span><text:span text:style-name="T6">un</text:span><text:span text:style-name="T6"> </text:span><text:span text:style-name="T6">enfant</text:span><text:span text:style-name="T6"> </text:span><text:span text:style-name="T6">d</text:span><text:span text:style-name="T6">'</text:span><text:span text:style-name="T6">un</text:span><text:span text:style-name="T6"> </text:span><text:span text:style-name="T6">sommet</text:span><text:span text:style-name="T6"> </text:span><text:span text:style-name="T6">n</text:span><text:span text:style-name="T6">'</text:span><text:span text:style-name="T6">est</text:span><text:span text:style-name="T6"> </text:span><text:span text:style-name="T6">pas</text:span><text:span text:style-name="T6"> </text:span><text:span text:style-name="T6">inclus</text:span><text:span text:style-name="T6"> </text:span><text:span text:style-name="T6">dans</text:span><text:span text:style-name="T6"> </text:span><text:span text:style-name="T6">la</text:span><text:span text:style-name="T6"> </text:span><text:span text:style-name="T6">couverture</text:span><text:span text:style-name="T6"> </text:span><text:span text:style-name="T6">par</text:span><text:span text:style-name="T6"> </text:span><text:span text:style-name="T6">sommets</text:span><text:span text:style-name="T6">, </text:span><text:span text:style-name="T6">le</text:span><text:span text:style-name="T6"> </text:span><text:span text:style-name="T6">parent</text:span><text:span text:style-name="T6"> </text:span><text:span text:style-name="T6">actuellement</text:span><text:span text:style-name="T6"> </text:span><text:span text:style-name="T6">traité</text:span><text:span text:style-name="T6"> </text:span><text:span text:style-name="T6">sera</text:span><text:span text:style-name="T6"> </text:span><text:span text:style-name="T6">ajouté</text:span><text:span text:style-name="T6"> </text:span><text:span text:style-name="T6">à</text:span><text:span text:style-name="T6"> </text:span><text:span text:style-name="T6">la</text:span><text:span text:style-name="T6"> </text:span><text:span text:style-name="T6">couverture</text:span><text:span text:style-name="T6">. </text:span><text:span text:style-name="T6">L</text:span><text:span text:style-name="T6">'</text:span><text:span text:style-name="T6">algorithme</text:span><text:span text:style-name="T6"> </text:span><text:span text:style-name="T6">se</text:span><text:span text:style-name="T6"> </text:span><text:span text:style-name="T6">termine</text:span><text:span text:style-name="T6"> </text:span><text:span text:style-name="T6">après</text:span><text:span text:style-name="T6"> </text:span><text:span text:style-name="T6">le</text:span><text:span text:style-name="T6"> </text:span><text:span text:style-name="T6">traitement</text:span><text:span text:style-name="T6"> </text:span><text:span text:style-name="T6">de</text:span><text:span text:style-name="T6"> </text:span><text:span text:style-name="T6">la</text:span><text:span text:style-name="T6"> </text:span><text:span text:style-name="T6">racine</text:span><text:span text:style-name="T6"> </text:span><text:span text:style-name="T6">de</text:span><text:span text:style-name="T6"> </text:span><text:span text:style-name="T6">l</text:span><text:span text:style-name="T6">'</text:span><text:span text:style-name="T6">arbre</text:span><text:span text:style-name="T6">.</text:span></text:p>
      <text:p text:style-name="P21"/>
      <text:p text:style-name="P7"><text:span text:style-name="T3">3.1.2.2<text:tab/></text:span><text:span text:style-name="T3">Récupération</text:span><text:span text:style-name="T3"> </text:span><text:span text:style-name="T3">de</text:span><text:span text:style-name="T3"> </text:span><text:span text:style-name="T3">la</text:span><text:span text:style-name="T3"> </text:span><text:span text:style-name="T3">couverture</text:span><text:span text:style-name="T3"> </text:span><text:span text:style-name="T3">par</text:span><text:span text:style-name="T3"> </text:span><text:span text:style-name="T3">sommets</text:span></text:p>
      <text:p text:style-name="P22"><text:span text:style-name="T4">La</text:span><text:span text:style-name="T4"> </text:span><text:span text:style-name="T4">liste</text:span><text:span text:style-name="T4"> </text:span><text:span text:style-name="T4">des</text:span><text:span text:style-name="T4"> </text:span><text:span text:style-name="T4">sommets</text:span><text:span text:style-name="T4"> </text:span><text:span text:style-name="T4">sans</text:span><text:span text:style-name="T4"> </text:span><text:span text:style-name="T4">feuilles</text:span><text:span text:style-name="T4"> </text:span><text:span text:style-name="T4">est</text:span><text:span text:style-name="T4"> </text:span><text:span text:style-name="T4">parcourue</text:span><text:span text:style-name="T4"> </text:span><text:span text:style-name="T4">en</text:span><text:span text:style-name="T4"> </text:span><text:span text:style-name="T4">commençant</text:span><text:span text:style-name="T4"> </text:span><text:span text:style-name="T4">par</text:span><text:span text:style-name="T4"> </text:span><text:span text:style-name="T4">le</text:span><text:span text:style-name="T4"> </text:span><text:span text:style-name="T4">sommet</text:span><text:span text:style-name="T4"> </text:span><text:span text:style-name="T4">à</text:span><text:span text:style-name="T4"> </text:span><text:span text:style-name="T4">la</text:span><text:span text:style-name="T4"> </text:span><text:span text:style-name="T4">position</text:span><text:span text:style-name="T4"> </text:span><text:span text:style-name="T4">la</text:span><text:span text:style-name="T4"> </text:span><text:span text:style-name="T4">plus</text:span><text:span text:style-name="T4"> </text:span><text:span text:style-name="T4">basse</text:span><text:span text:style-name="T4"> </text:span><text:span text:style-name="T4">dans</text:span><text:span text:style-name="T4"> </text:span><text:span text:style-name="T4">le</text:span><text:span text:style-name="T4"> </text:span><text:span text:style-name="T4">graphe</text:span><text:span text:style-name="T4">. </text:span><text:span text:style-name="T4">L</text:span><text:span text:style-name="T4">'</text:span><text:span text:style-name="T4">algorithme</text:span><text:span text:style-name="T4"> </text:span><text:span text:style-name="T4">récupère</text:span><text:span text:style-name="T4"> </text:span><text:span text:style-name="T4">les</text:span><text:span text:style-name="T4"> </text:span><text:span text:style-name="T4">voisins</text:span><text:span text:style-name="T4"> </text:span><text:span text:style-name="T4">du</text:span><text:span text:style-name="T4"> </text:span><text:span text:style-name="T4">sommet</text:span><text:span text:style-name="T4"> </text:span><text:span text:style-name="T4">actuellement</text:span><text:span text:style-name="T4"> </text:span><text:span text:style-name="T4">traité</text:span><text:span text:style-name="T4"> </text:span><text:span text:style-name="T4">et</text:span><text:span text:style-name="T4"> </text:span><text:span text:style-name="T4">les</text:span><text:span text:style-name="T4"> </text:span><text:span text:style-name="T4">enregistre</text:span><text:span text:style-name="T4"> </text:span><text:span text:style-name="T4">dans</text:span><text:span text:style-name="T4"> </text:span><text:span text:style-name="T4">un</text:span><text:span text:style-name="T4"> </text:span><text:span text:style-name="T4">ensemble</text:span><text:span text:style-name="T4">. </text:span><text:span text:style-name="T4">Le</text:span><text:span text:style-name="T4"> </text:span><text:span text:style-name="T4">sommet</text:span><text:span text:style-name="T4"> </text:span><text:span text:style-name="T4">actuellement</text:span><text:span text:style-name="T4"> </text:span><text:span text:style-name="T4">traité</text:span><text:span text:style-name="T4"> </text:span><text:span text:style-name="T4">sera</text:span><text:span text:style-name="T4"> </text:span><text:span text:style-name="T4">ajouté</text:span><text:span text:style-name="T4"> </text:span><text:span text:style-name="T4">dans</text:span><text:span text:style-name="T4"> </text:span><text:span text:style-name="T4">la</text:span><text:span text:style-name="T4"> </text:span><text:span text:style-name="T4">couverture</text:span><text:span text:style-name="T4"> </text:span><text:span text:style-name="T4">par</text:span><text:span text:style-name="T4"> </text:span><text:span text:style-name="T4">sommets</text:span><text:span text:style-name="T4">, </text:span><text:span text:style-name="T4">si</text:span><text:span text:style-name="T4"> </text:span><text:span text:style-name="T4">au</text:span><text:span text:style-name="T4"> </text:span><text:span text:style-name="T4">moins</text:span><text:span text:style-name="T4"> </text:span><text:span text:style-name="T4">un</text:span><text:span text:style-name="T4"> </text:span><text:span text:style-name="T4">de</text:span><text:span text:style-name="T4"> </text:span><text:span text:style-name="T4">ses</text:span><text:span text:style-name="T4"> </text:span><text:span text:style-name="T4">voisins</text:span><text:span text:style-name="T4"> </text:span><text:span text:style-name="T4">n</text:span><text:span text:style-name="T4">'</text:span><text:span text:style-name="T4">est</text:span><text:span text:style-name="T4"> </text:span><text:span text:style-name="T4">pas</text:span><text:span text:style-name="T4"> </text:span><text:span text:style-name="T4">inclus</text:span><text:span text:style-name="T4"> </text:span><text:span text:style-name="T4">dans</text:span><text:span text:style-name="T4"> </text:span><text:span text:style-name="T4">la</text:span><text:span text:style-name="T4"> </text:span><text:span text:style-name="T4">couverture</text:span><text:span text:style-name="T4"> </text:span><text:span text:style-name="T4">et</text:span><text:span text:style-name="T4"> </text:span><text:span text:style-name="T4">ne</text:span><text:span text:style-name="T4"> </text:span><text:span text:style-name="T4">représente</text:span><text:span text:style-name="T4"> </text:span><text:span text:style-name="T4">pas</text:span><text:span text:style-name="T4"> </text:span><text:span text:style-name="T4">son</text:span><text:span text:style-name="T4"> </text:span><text:span text:style-name="T4">parent</text:span><text:span text:style-name="T4">. </text:span><text:span text:style-name="T4">L</text:span><text:span text:style-name="T4">'</text:span><text:span text:style-name="T4">algorithme</text:span><text:span text:style-name="T4"> </text:span><text:span text:style-name="T4">se</text:span><text:span text:style-name="T4"> </text:span><text:span text:style-name="T4">termine</text:span><text:span text:style-name="T4"> </text:span><text:span text:style-name="T4">après</text:span><text:span text:style-name="T4"> </text:span><text:span text:style-name="T4">le</text:span><text:span text:style-name="T4"> </text:span><text:span text:style-name="T4">traitement</text:span><text:span text:style-name="T4"> </text:span><text:span text:style-name="T4">de</text:span><text:span text:style-name="T4"> </text:span><text:span text:style-name="T4">la</text:span><text:span text:style-name="T4"> </text:span><text:span text:style-name="T4">racine</text:span><text:span text:style-name="T4"> </text:span><text:span text:style-name="T4">de</text:span><text:span text:style-name="T4"> </text:span><text:span text:style-name="T4">l</text:span><text:span text:style-name="T4">'</text:span><text:span text:style-name="T4">arbre</text:span><text:span text:style-name="T4">.</text:span></text:p>
      <text:p text:style-name="P23"/>
      <text:p text:style-name="P7"><text:span text:style-name="T4">La</text:span><text:span text:style-name="T4"> </text:span><text:span text:style-name="T4">complexité</text:span><text:span text:style-name="T4"> </text:span><text:span text:style-name="T4">est</text:span><text:span text:style-name="T4"> </text:span><text:span text:style-name="T4">définie</text:span><text:span text:style-name="T4"> </text:span><text:span text:style-name="T4">par</text:span><text:span text:style-name="T4"> </text:span><text:span text:style-name="T4">les</text:span><text:span text:style-name="T4"> </text:span><text:span text:style-name="T4">étapes</text:span><text:span text:style-name="T4"> </text:span><text:span text:style-name="T4">suivantes</text:span><text:span text:style-name="T4"> :</text:span></text:p>
      <text:p text:style-name="P22"><text:span text:style-name="T6"><text:tab/>- </text:span><text:span text:style-name="T6">parcours</text:span><text:span text:style-name="T6"> </text:span><text:span text:style-name="T6">de</text:span><text:span text:style-name="T6"> </text:span><text:span text:style-name="T6">la</text:span><text:span text:style-name="T6"> </text:span><text:span text:style-name="T6">liste</text:span><text:span text:style-name="T6"> </text:span><text:span text:style-name="T6">de</text:span><text:span text:style-name="T6"> </text:span><text:span text:style-name="T6">sommets</text:span><text:span text:style-name="T6"> </text:span><text:span text:style-name="T6">excluant</text:span><text:span text:style-name="T6"> </text:span><text:span text:style-name="T6">les</text:span><text:span text:style-name="T6"> </text:span><text:span text:style-name="T6">feuilles</text:span></text:p>
      <text:p text:style-name="P22"><text:span text:style-name="T6"><text:tab/><text:tab/></text:span><text:span text:style-name="T6">O</text:span><text:span text:style-name="T6">(</text:span><text:span text:style-name="T6">nl</text:span><text:span text:style-name="T6">)</text:span></text:p>
      <text:p text:style-name="P23"><text:tab/></text:p>
      <text:p text:style-name="P22"><text:span text:style-name="T6"><text:tab/>- </text:span><text:span text:style-name="T6">parcours</text:span><text:span text:style-name="T6"> </text:span><text:span text:style-name="T6">de</text:span><text:span text:style-name="T6"> </text:span><text:span text:style-name="T6">l</text:span><text:span text:style-name="T6">’</text:span><text:span text:style-name="T6">ensemble</text:span><text:span text:style-name="T6"> </text:span><text:span text:style-name="T6">des</text:span><text:span text:style-name="T6"> </text:span><text:span text:style-name="T6">voisins</text:span></text:p>
      <text:p text:style-name="P24"><text:span text:style-name="T6">O</text:span><text:span text:style-name="T6">(</text:span><text:span text:style-name="T6">neigh</text:span><text:span text:style-name="T6">)</text:span></text:p>
      <text:p text:style-name="P25"/>
      <text:p text:style-name="P4"><text:span text:style-name="T4">- </text:span><text:span text:style-name="T4">ajout</text:span><text:span text:style-name="T4"> </text:span><text:span text:style-name="T4">du</text:span><text:span text:style-name="T4"> </text:span><text:span text:style-name="T4">sommet</text:span><text:span text:style-name="T4"> </text:span><text:span text:style-name="T4">à</text:span><text:span text:style-name="T4"> </text:span><text:span text:style-name="T4">la</text:span><text:span text:style-name="T4"> </text:span><text:span text:style-name="T4">couverture</text:span><text:span text:style-name="T4"> </text:span></text:p>
      <text:p text:style-name="P26"><text:span text:style-name="T6"><text:tab/></text:span><text:span text:style-name="T6">O</text:span><text:span text:style-name="T6">(</text:span><text:span text:style-name="T6">log</text:span><text:span text:style-name="T6">(</text:span><text:span text:style-name="T6">cs</text:span><text:span text:style-name="T6">))</text:span></text:p>
      <text:p text:style-name="P23"/>
      <text:p text:style-name="P9">où :<text:tab/>nl - taille du graphe sans feuilles</text:p>
      <text:p text:style-name="P9"><text:s/><text:tab/>neigh - <text:span text:style-name="T7">nombre</text:span><text:span text:style-name="T7"> </text:span><text:span text:style-name="T7">de</text:span><text:span text:style-name="T7"> </text:span><text:span text:style-name="T7">voisins</text:span><text:span text:style-name="T7"> </text:span><text:span text:style-name="T7">d</text:span><text:span text:style-name="T7">’</text:span><text:span text:style-name="T7">un</text:span><text:span text:style-name="T7"> </text:span><text:span text:style-name="T7">sommet</text:span></text:p>
      <text:p text:style-name="P26"><text:span text:style-name="T6">cs</text:span><text:span text:style-name="T6"> - </text:span><text:span text:style-name="T6">taille</text:span><text:span text:style-name="T6"> </text:span><text:span text:style-name="T6">de</text:span><text:span text:style-name="T6"> </text:span><text:span text:style-name="T6">la</text:span><text:span text:style-name="T6"> </text:span><text:span text:style-name="T6">couverture</text:span><text:span text:style-name="T6"> </text:span><text:span text:style-name="T6">par</text:span><text:span text:style-name="T6"> </text:span><text:span text:style-name="T6">sommets</text:span></text:p>
      <text:p text:style-name="P23"/>
      <text:p text:style-name="P9">Nous pouvons estimer la complexité de l'algorithme à partir des étapes ci-dessus spécifié comme O(n ² * log (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meta:initial-creator/>
    <dc:creator>Milan </dc:creator>
    <meta:editing-cycles>2</meta:editing-cycles>
    <meta:document-statistic meta:table-count="0" meta:image-count="0" meta:object-count="0" meta:page-count="4" meta:paragraph-count="78" meta:word-count="1090" meta:character-count="6746"/>
    <dc:date>2011-12-18T21:26:47</dc:date>
    <meta:editing-duration>PT00H00M59S</meta:editing-duration>
  </office:meta>
</office:document-meta>
</file>